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2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6.8431in" fo:margin-left="-0.075in" fo:margin-top="0in" fo:margin-bottom="0in" table:align="left" style:writing-mode="lr-tb"/>
    </style:style>
    <style:style style:name="Таблица1.A" style:family="table-column">
      <style:table-column-properties style:column-width="3.0167in"/>
    </style:style>
    <style:style style:name="Таблица1.B" style:family="table-column">
      <style:table-column-properties style:column-width="1.8118in"/>
    </style:style>
    <style:style style:name="Таблица1.C" style:family="table-column">
      <style:table-column-properties style:column-width="2.0146in"/>
    </style:style>
    <style:style style:name="Таблица1.1" style:family="table-row">
      <style:table-row-properties style:min-row-height="0.4264in" fo:keep-together="auto"/>
    </style:style>
    <style:style style:name="Таблица1.A1" style:family="table-cell">
      <style:table-cell-properties style:vertical-align="bottom"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B1" style:family="table-cell">
      <style:table-cell-properties style:vertical-align="bottom"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Таблица1.B2" style:family="table-cell">
      <style:table-cell-properties style:vertical-align="bottom" fo:background-color="transparent" fo:padding-left="0.075in" fo:padding-right="0.075in" fo:padding-top="0in" fo:padding-bottom="0in" fo:border-left="none" fo:border-right="none" fo:border-top="0.5pt solid #000000" fo:border-bottom="0.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break-before="page"/>
      <style:text-properties style:font-name="Times New Roman2" fo:font-size="14pt" style:font-size-asian="14pt" style:font-size-complex="14pt"/>
    </style:style>
    <style:style style:name="P3" style:family="paragraph" style:parent-style-name="Heading_20_1">
      <style:paragraph-properties fo:break-before="page"/>
      <style:text-properties fo:text-transform="uppercase" style:use-window-font-color="true" style:font-name="Times New Roman2" fo:font-size="14pt" fo:language="ru" fo:country="RU" fo:font-weight="bold" officeooo:rsid="00306321" officeooo:paragraph-rsid="00306321" style:letter-kerning="true" style:font-name-asian="Times New Roman3" style:font-size-asian="14pt" style:language-asian="zh" style:country-asian="CN" style:font-weight-asian="bold" style:font-name-complex="Times New Roman3" style:font-size-complex="14pt" style:language-complex="hi" style:country-complex="IN" style:font-weight-complex="bold"/>
    </style:style>
    <style:style style:name="P4" style:family="paragraph" style:parent-style-name="Heading_20_2">
      <style:paragraph-properties fo:break-before="page"/>
      <style:text-properties style:font-name="Times New Roman2" fo:font-size="14pt" style:font-size-asian="14pt" style:font-size-complex="14pt"/>
    </style:style>
    <style:style style:name="P5" style:family="paragraph" style:parent-style-name="Heading_20_2">
      <style:text-properties style:font-name="Times New Roman2" fo:font-size="14pt" style:font-size-asian="14pt" style:font-size-complex="14pt"/>
    </style:style>
    <style:style style:name="P6" style:family="paragraph" style:parent-style-name="Standard_20__28_user_29_">
      <style:paragraph-properties fo:text-align="center" style:justify-single-word="false"/>
      <style:text-properties fo:text-transform="uppercase" style:font-name="Times New Roman2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P7" style:family="paragraph" style:parent-style-name="Standard_20__28_user_29_">
      <style:text-properties style:font-name="Times New Roman2" fo:font-size="14pt" style:font-size-asian="14pt" style:font-size-complex="14pt"/>
    </style:style>
    <style:style style:name="P8" style:family="paragraph" style:parent-style-name="Standard_20__28_user_29_">
      <style:paragraph-properties fo:text-align="center" style:justify-single-word="false"/>
      <style:text-properties style:font-name="Times New Roman2" fo:font-size="14pt" style:font-size-asian="14pt" style:font-size-complex="14pt"/>
    </style:style>
    <style:style style:name="P9" style:family="paragraph" style:parent-style-name="Standard_20__28_user_29_">
      <style:paragraph-properties fo:text-align="justify" style:justify-single-word="false"/>
      <style:text-properties style:font-name="Times New Roman2" fo:font-size="14pt" style:font-size-asian="14pt" style:font-size-complex="14pt"/>
    </style:style>
    <style:style style:name="P10" style:family="paragraph" style:parent-style-name="Standard_20__28_user_29_">
      <style:paragraph-properties fo:text-align="center" style:justify-single-word="false"/>
      <style:text-properties style:font-name="Times New Roman2" fo:font-size="14pt" style:font-size-asian="14pt" style:language-asian="ru" style:country-asian="RU" style:font-size-complex="14pt" style:language-complex="ar" style:country-complex="SA"/>
    </style:style>
    <style:style style:name="P11" style:family="paragraph" style:parent-style-name="Standard_20__28_user_29_">
      <style:paragraph-properties fo:text-align="center" style:justify-single-word="false"/>
      <style:text-properties style:font-name="Times New Roman2" fo:font-size="14pt" style:font-size-asian="14pt" style:language-asian="ru" style:country-asian="RU" style:font-size-complex="14pt" style:language-complex="ar" style:country-complex="SA" style:font-weight-complex="bold"/>
    </style:style>
    <style:style style:name="P12" style:family="paragraph" style:parent-style-name="Standard_20__28_user_29_">
      <style:paragraph-properties fo:text-align="center" style:justify-single-word="false"/>
      <style:text-properties style:font-name="Times New Roman2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P13" style:family="paragraph" style:parent-style-name="Standard_20__28_user_29_">
      <style:paragraph-properties fo:text-align="center" style:justify-single-word="false"/>
      <style:text-properties style:use-window-font-color="true" style:font-name="Times New Roman2" fo:font-size="14pt" fo:language="ru" fo:country="RU" officeooo:rsid="001aae93" officeooo:paragraph-rsid="001aae93" style:letter-kerning="true" style:font-name-asian="Times New Roman3" style:font-size-asian="14pt" style:language-asian="zh" style:country-asian="CN" style:font-name-complex="Times New Roman3" style:font-size-complex="14pt" style:language-complex="hi" style:country-complex="IN"/>
    </style:style>
    <style:style style:name="P14" style:family="paragraph" style:parent-style-name="Standard_20__28_user_29_">
      <style:paragraph-properties fo:margin-left="0in" fo:margin-right="0in" fo:text-indent="0in" style:auto-text-indent="false"/>
      <style:text-properties style:font-name="Times New Roman2" fo:font-size="14pt" style:font-size-asian="14pt" style:font-size-complex="14pt"/>
    </style:style>
    <style:style style:name="P15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  <style:text-properties officeooo:paragraph-rsid="00122c5e"/>
    </style:style>
    <style:style style:name="P16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  <style:text-properties style:font-name="Times New Roman2" fo:font-size="14pt" fo:font-weight="bold" officeooo:paragraph-rsid="00122c5e" style:font-size-asian="14pt" style:language-asian="ru" style:country-asian="RU" style:font-weight-asian="bold" style:font-size-complex="14pt" style:language-complex="ar" style:country-complex="SA"/>
    </style:style>
    <style:style style:name="P17" style:family="paragraph" style:parent-style-name="Table_20_Contents">
      <style:paragraph-properties fo:margin-left="0in" fo:margin-right="0in" fo:text-indent="0in" style:auto-text-indent="false"/>
      <style:text-properties officeooo:rsid="00306321" officeooo:paragraph-rsid="00306321"/>
    </style:style>
    <style:style style:name="P18" style:family="paragraph" style:parent-style-name="Text_20_body_20__28_user_29_">
      <style:paragraph-properties fo:margin-left="0in" fo:margin-right="0in" fo:text-indent="0in" style:auto-text-indent="false"/>
      <style:text-properties style:font-name="Times New Roman2" fo:font-size="14pt" style:font-size-asian="14pt" style:font-size-complex="14pt"/>
    </style:style>
    <style:style style:name="P19" style:family="paragraph" style:parent-style-name="Листинг">
      <style:paragraph-properties fo:margin-left="0in" fo:margin-right="0in" fo:text-indent="0in" style:auto-text-indent="false"/>
      <style:text-properties officeooo:paragraph-rsid="00365d76"/>
    </style:style>
    <style:style style:name="P20" style:family="paragraph" style:parent-style-name="Text_20_body_20__28_user_29_">
      <style:text-properties style:font-name="Times New Roman2" fo:font-size="14pt" style:font-size-asian="14pt" style:font-size-complex="14pt"/>
    </style:style>
    <style:style style:name="P21" style:family="paragraph" style:parent-style-name="Text_20_body_20__28_user_29_"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P22" style:family="paragraph" style:parent-style-name="Text_20_body_20__28_user_29_">
      <style:text-properties style:font-name="Times New Roman2" fo:font-size="14pt" fo:font-weight="bold" officeooo:paragraph-rsid="00122c5e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P23" style:family="paragraph" style:parent-style-name="Text_20_body_20__28_user_29_">
      <style:text-properties officeooo:paragraph-rsid="00365d76"/>
    </style:style>
    <style:style style:name="P24" style:family="paragraph" style:parent-style-name="Table_20_Contents">
      <style:text-properties officeooo:rsid="00306321" officeooo:paragraph-rsid="00306321"/>
    </style:style>
    <style:style style:name="P25" style:family="paragraph" style:parent-style-name="Table_20_Contents">
      <style:text-properties officeooo:rsid="00319d6f" officeooo:paragraph-rsid="00319d6f"/>
    </style:style>
    <style:style style:name="P26" style:family="paragraph" style:parent-style-name="Table_20_Contents">
      <style:text-properties officeooo:rsid="00319d6f" officeooo:paragraph-rsid="00333ffb"/>
    </style:style>
    <style:style style:name="P27" style:family="paragraph" style:parent-style-name="Table_20_Contents">
      <style:text-properties officeooo:rsid="00365d76" officeooo:paragraph-rsid="00365d76"/>
    </style:style>
    <style:style style:name="P28" style:family="paragraph" style:parent-style-name="Standard_20__28_user_29_" style:master-page-name="First_20_Page">
      <style:paragraph-properties fo:text-align="center" style:justify-single-word="false" style:page-number="auto"/>
      <style:text-properties fo:text-transform="uppercase" style:font-name="Times New Roman2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P29" style:family="paragraph" style:parent-style-name="caption">
      <style:paragraph-properties fo:keep-with-next="always"/>
      <style:text-properties style:use-window-font-color="true" style:font-name="Times New Roman2" fo:font-size="14pt" fo:language="ru" fo:country="RU" fo:font-style="normal" officeooo:rsid="0040071a" officeooo:paragraph-rsid="0040071a" style:letter-kerning="true" style:font-name-asian="Times New Roman3" style:font-size-asian="14pt" style:language-asian="zh" style:country-asian="CN" style:font-style-asian="normal" style:font-name-complex="Mangal" style:font-size-complex="14pt" style:language-complex="hi" style:country-complex="IN" style:font-style-complex="normal"/>
    </style:style>
    <style:style style:name="P30" style:family="paragraph" style:parent-style-name="Text_20_body_20__28_user_29_">
      <style:text-properties style:font-name="Times New Roman2" fo:font-size="14pt" officeooo:paragraph-rsid="003b7d52" style:font-size-asian="14pt" style:font-size-complex="14pt"/>
    </style:style>
    <style:style style:name="P31" style:family="paragraph" style:parent-style-name="Text_20_body_20__28_user_29_">
      <style:text-properties style:font-name="Times New Roman2" fo:font-size="14pt" fo:font-weight="normal" officeooo:paragraph-rsid="003b7d52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P32" style:family="paragraph" style:parent-style-name="Text_20_body_20__28_user_29_">
      <style:text-properties style:font-name="Times New Roman2" fo:font-size="14pt" fo:font-weight="normal" officeooo:rsid="003eacb8" officeooo:paragraph-rsid="003eacb8" style:font-size-asian="14pt" style:font-weight-asian="normal" style:font-size-complex="14pt" style:font-weight-complex="normal"/>
    </style:style>
    <style:style style:name="P33" style:family="paragraph" style:parent-style-name="Text_20_body_20__28_user_29_">
      <style:text-properties style:font-name="Times New Roman2" fo:font-size="14pt" fo:font-weight="normal" officeooo:rsid="003f5faa" officeooo:paragraph-rsid="003f5faa" style:font-size-asian="14pt" style:font-weight-asian="normal" style:font-size-complex="14pt" style:font-weight-complex="normal"/>
    </style:style>
    <style:style style:name="P34" style:family="paragraph" style:parent-style-name="Text_20_body_20__28_user_29_">
      <style:text-properties officeooo:paragraph-rsid="003f2bb5"/>
    </style:style>
    <style:style style:name="P35" style:family="paragraph" style:parent-style-name="Text_20_body_20__28_user_29_">
      <style:paragraph-properties fo:margin-left="0in" fo:margin-right="0in" fo:text-indent="0in" style:auto-text-indent="false"/>
      <style:text-properties officeooo:paragraph-rsid="0040071a"/>
    </style:style>
    <style:style style:name="P36" style:family="paragraph" style:parent-style-name="Text_20_body_20__28_user_29_">
      <style:paragraph-properties fo:margin-left="0in" fo:margin-right="0in" fo:text-align="start" style:justify-single-word="false" fo:text-indent="0in" style:auto-text-indent="false"/>
      <style:text-properties officeooo:paragraph-rsid="0040071a"/>
    </style:style>
    <style:style style:name="P37" style:family="paragraph" style:parent-style-name="Листинг">
      <style:paragraph-properties fo:text-align="start" style:justify-single-word="false"/>
    </style:style>
    <style:style style:name="P38" style:family="paragraph" style:parent-style-name="Листинг">
      <style:paragraph-properties fo:margin-left="0in" fo:margin-right="0in" fo:text-indent="0in" style:auto-text-indent="false"/>
      <style:text-properties officeooo:paragraph-rsid="00365d76"/>
    </style:style>
    <style:style style:name="T1" style:family="text">
      <style:text-properties fo:text-transform="uppercase" style:font-name="Times New Roman2" fo:font-size="14pt" style:font-size-asian="14pt" style:font-size-complex="14pt" style:font-weight-complex="bold"/>
    </style:style>
    <style:style style:name="T2" style:family="text">
      <style:text-properties fo:font-variant="normal" fo:text-transform="none" style:font-name="Times New Roman2" fo:font-size="14pt" style:font-size-asian="14pt" style:language-asian="ru" style:country-asian="RU" style:font-size-complex="14pt" style:language-complex="ar" style:country-complex="SA" style:font-weight-complex="bold"/>
    </style:style>
    <style:style style:name="T3" style:family="text">
      <style:text-properties fo:language="en" fo:country="US"/>
    </style:style>
    <style:style style:name="T4" style:family="text">
      <style:text-properties style:use-window-font-color="true" style:font-name="Times New Roman2" fo:font-size="14pt" fo:language="ru" fo:country="RU" fo:font-style="italic" officeooo:rsid="001433a9" style:letter-kerning="true" style:font-name-asian="Times New Roman3" style:font-size-asian="14pt" style:language-asian="zh" style:country-asian="CN" style:font-style-asian="italic" style:font-name-complex="Mangal" style:font-size-complex="14pt" style:language-complex="hi" style:country-complex="IN" style:font-style-complex="italic"/>
    </style:style>
    <style:style style:name="T5" style:family="text">
      <style:text-properties style:use-window-font-color="true" style:font-name="Times New Roman2" fo:font-size="14pt" fo:language="ru" fo:country="RU" fo:font-style="italic" officeooo:rsid="00306321" style:letter-kerning="true" style:font-name-asian="Times New Roman3" style:font-size-asian="14pt" style:language-asian="zh" style:country-asian="CN" style:font-style-asian="italic" style:font-name-complex="Mangal" style:font-size-complex="14pt" style:language-complex="hi" style:country-complex="IN" style:font-style-complex="italic"/>
    </style:style>
    <style:style style:name="T6" style:family="text">
      <style:text-properties style:use-window-font-color="true" style:font-name="Times New Roman2" fo:font-size="14pt" fo:language="ru" fo:country="RU" fo:font-style="normal" fo:font-weight="normal" officeooo:rsid="003eacb8" style:letter-kerning="true" style:font-name-asian="Times New Roman3" style:font-size-asian="14pt" style:language-asian="ru" style:country-asian="RU" style:font-style-asian="normal" style:font-weight-asian="normal" style:font-name-complex="Times New Roman3" style:font-size-complex="14pt" style:language-complex="ar" style:country-complex="SA" style:font-style-complex="normal" style:font-weight-complex="normal"/>
    </style:style>
    <style:style style:name="T7" style:family="text">
      <style:text-properties style:use-window-font-color="true" style:font-name="Times New Roman2" fo:font-size="14pt" fo:language="en" fo:country="US" fo:font-weight="bold" officeooo:rsid="001433a9" style:letter-kerning="true" style:font-name-asian="Times New Roman3" style:font-size-asian="14pt" style:language-asian="zh" style:country-asian="CN" style:font-weight-asian="bold" style:font-name-complex="Times New Roman3" style:font-size-complex="14pt" style:language-complex="hi" style:country-complex="IN" style:font-weight-complex="bold"/>
    </style:style>
    <style:style style:name="T8" style:family="text">
      <style:text-properties style:use-window-font-color="true" style:font-name="Times New Roman2" fo:font-size="14pt" fo:language="en" fo:country="US" fo:font-weight="bold" officeooo:rsid="00365d76" style:letter-kerning="true" style:font-name-asian="Times New Roman3" style:font-size-asian="14pt" style:language-asian="zh" style:country-asian="CN" style:font-weight-asian="bold" style:font-name-complex="Times New Roman3" style:font-size-complex="14pt" style:language-complex="hi" style:country-complex="IN" style:font-weight-complex="bold"/>
    </style:style>
    <style:style style:name="T9" style:family="text">
      <style:text-properties style:use-window-font-color="true" style:font-name="Times New Roman2" fo:font-size="14pt" fo:language="en" fo:country="US" fo:font-weight="bold" officeooo:rsid="0040071a" style:letter-kerning="true" style:font-name-asian="Times New Roman3" style:font-size-asian="14pt" style:language-asian="zh" style:country-asian="CN" style:font-weight-asian="bold" style:font-name-complex="Times New Roman3" style:font-size-complex="14pt" style:language-complex="hi" style:country-complex="IN" style:font-weight-complex="bold"/>
    </style:style>
    <style:style style:name="T10" style:family="text">
      <style:text-properties style:font-name="Times New Roman2" fo:font-size="14pt" style:font-size-asian="14pt" style:font-size-complex="14pt"/>
    </style:style>
    <style:style style:name="T11" style:family="text">
      <style:text-properties style:font-name="Times New Roman2" fo:font-size="14pt" fo:language="en" fo:country="US" style:font-size-asian="14pt" style:font-size-complex="14pt"/>
    </style:style>
    <style:style style:name="T12" style:family="text">
      <style:text-properties style:font-name="Times New Roman2" fo:font-size="14pt" fo:language="en" fo:country="US" fo:font-weight="bold" officeooo:rsid="00365d76" style:font-size-asian="14pt" style:font-weight-asian="bold" style:font-size-complex="14pt" style:font-weight-complex="bold"/>
    </style:style>
    <style:style style:name="T13" style:family="text">
      <style:text-properties style:font-name="Times New Roman2" fo:font-size="14pt" fo:language="en" fo:country="US" fo:font-weight="bold" officeooo:rsid="0040071a" style:font-size-asian="14pt" style:font-weight-asian="bold" style:font-size-complex="14pt" style:font-weight-complex="bold"/>
    </style:style>
    <style:style style:name="T14" style:family="text"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T15" style:family="text">
      <style:text-properties style:font-name="Times New Roman2" fo:font-size="14pt" fo:font-style="normal" fo:font-weight="normal" officeooo:rsid="003022c1" style:font-size-asian="14pt" style:language-asian="ru" style:country-asian="RU" style:font-style-asian="normal" style:font-weight-asian="normal" style:font-size-complex="14pt" style:language-complex="ar" style:country-complex="SA" style:font-style-complex="normal" style:font-weight-complex="normal"/>
    </style:style>
    <style:style style:name="T16" style:family="text">
      <style:text-properties style:font-name="Times New Roman2" fo:font-size="14pt" fo:font-style="normal" fo:font-weight="normal" officeooo:rsid="003cf5b5" style:font-size-asian="14pt" style:language-asian="ru" style:country-asian="RU" style:font-style-asian="normal" style:font-weight-asian="normal" style:font-size-complex="14pt" style:language-complex="ar" style:country-complex="SA" style:font-style-complex="normal" style:font-weight-complex="normal"/>
    </style:style>
    <style:style style:name="T17" style:family="text">
      <style:text-properties style:font-name="Times New Roman2" fo:font-size="14pt" fo:font-style="normal" fo:font-weight="normal" officeooo:rsid="003eacb8" style:font-size-asian="14pt" style:language-asian="ru" style:country-asian="RU" style:font-style-asian="normal" style:font-weight-asian="normal" style:font-size-complex="14pt" style:language-complex="ar" style:country-complex="SA" style:font-style-complex="normal" style:font-weight-complex="normal"/>
    </style:style>
    <style:style style:name="T18" style:family="text">
      <style:text-properties officeooo:rsid="001aae93"/>
    </style:style>
    <style:style style:name="T19" style:family="text">
      <style:text-properties fo:font-style="normal" style:language-asian="ru" style:country-asian="RU" style:font-style-asian="normal" style:language-complex="ar" style:country-complex="SA" style:font-style-complex="normal"/>
    </style:style>
    <style:style style:name="T20" style:family="text">
      <style:text-properties fo:font-style="normal" officeooo:rsid="003f2bb5" style:language-asian="ru" style:country-asian="RU" style:font-style-asian="normal" style:language-complex="ar" style:country-complex="SA" style:font-style-complex="normal"/>
    </style:style>
    <style:style style:name="T21" style:family="text">
      <style:text-properties fo:font-style="normal" officeooo:rsid="003f5faa" style:language-asian="ru" style:country-asian="RU" style:font-style-asian="normal" style:language-complex="ar" style:country-complex="SA" style:font-style-complex="normal"/>
    </style:style>
    <style:style style:name="T22" style:family="text">
      <style:text-properties fo:font-style="normal" officeooo:rsid="0040071a" style:language-asian="ru" style:country-asian="RU" style:font-style-asian="normal" style:language-complex="ar" style:country-complex="SA" style:font-style-complex="normal"/>
    </style:style>
    <style:style style:name="T23" style:family="text">
      <style:text-properties officeooo:rsid="00365d76"/>
    </style:style>
    <style:style style:name="T24" style:family="text">
      <style:text-properties officeooo:rsid="003b7d52"/>
    </style:style>
    <style:style style:name="T25" style:family="text">
      <style:text-properties officeooo:rsid="004007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МИНОБРНАУКИ РОССИИ</text:p>
      <text:p text:style-name="P6">Санкт-Петербургский государственный</text:p>
      <text:p text:style-name="P6">электротехнический университет</text:p>
      <text:p text:style-name="P6">«ЛЭТИ» им. В.И. Ульянова (Ленина)</text:p>
      <text:p text:style-name="P12">Кафедра МО ЭВМ</text:p>
      <text:p text:style-name="P6"/>
      <text:p text:style-name="P10"/>
      <text:p text:style-name="P10"/>
      <text:p text:style-name="P10"/>
      <text:p text:style-name="P10"/>
      <text:p text:style-name="P15"><text:span text:style-name="Book_20_Title"><text:span text:style-name="T1"/></text:span></text:p>
      <text:p text:style-name="P15"><text:span text:style-name="Book_20_Title"><text:span text:style-name="T1">отчет</text:span></text:span></text:p>
      <text:p text:style-name="P16">по лабораторной работе №<text:span text:style-name="T24">5</text:span></text:p>
      <text:p text:style-name="P16">по дисциплине «Организация ЭВМ»</text:p>
      <text:p text:style-name="P15"><text:span text:style-name="Book_20_Title"><text:span text:style-name="T2">Тема: Написание собственного прерывания.</text:span></text:span></text:p>
      <text:p text:style-name="P10"/>
      <text:p text:style-name="P10"/>
      <text:p text:style-name="P10"/>
      <text:p text:style-name="P10"/>
      <text:p text:style-name="P10"/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9">Студент гр. <text:span text:style-name="T18">0382</text:span></text:p>
          </table:table-cell>
          <table:table-cell table:style-name="Таблица1.B1" office:value-type="string">
            <text:p text:style-name="P14"/>
          </table:table-cell>
          <table:table-cell table:style-name="Таблица1.A1" office:value-type="string">
            <text:p text:style-name="P13">Крючков А.М.</text:p>
          </table:table-cell>
        </table:table-row>
        <table:table-row table:style-name="Таблица1.1">
          <table:table-cell table:style-name="Таблица1.A1" office:value-type="string">
            <text:p text:style-name="P7">Преподаватель</text:p>
          </table:table-cell>
          <table:table-cell table:style-name="Таблица1.B2" office:value-type="string">
            <text:p text:style-name="P14"/>
          </table:table-cell>
          <table:table-cell table:style-name="Таблица1.A1" office:value-type="string">
            <text:p text:style-name="P8">Ефремов М.А.</text:p>
          </table:table-cell>
        </table:table-row>
      </table:table>
      <text:p text:style-name="P11"/>
      <text:p text:style-name="P11"/>
      <text:p text:style-name="P11">Санкт-Петербург</text:p>
      <text:p text:style-name="P11">202<text:span text:style-name="T18">1</text:span></text:p>
      <text:h text:style-name="P4" text:outline-level="2"><text:tab/>Цель работы.</text:h>
      <text:p text:style-name="P30">Разработать программу, <text:span text:style-name="T24">устанавливающую</text:span> собственно<text:span text:style-name="T24">е </text:span>прерывани<text:span text:style-name="T24">е</text:span>.</text:p>
      <text:p text:style-name="P21">Задание.</text:p>
      <text:p text:style-name="P31"><text:span text:style-name="T24">Номер вектора прерывания: </text:span>60h <text:s/>- прерывание пользователя - должно генерироваться в программе. <text:span text:style-name="T24">Необходима в</text:span>ыдача звукового сигнала <text:span text:style-name="T3">c</text:span> заданной длительностью звучания.</text:p>
      <text:p text:style-name="P22">Порядок выполнения работы.</text:p>
      <text:p text:style-name="P34"><text:span text:style-name="T15">П</text:span><text:span text:style-name="T16">рограмма начинается с процедуры main. Затем происходит запоминание вектора прерывания по номеру 60h, при помощи прерывания 21h ah = 35h. Затем происходит установка пользовательского прерывания, при помощи процедуры set_int. Прерывание устанавливается на выполнение процедуры R. Используется регистр ds, поэтому его значение запоминается в стэке. Для вывода звука сначала </text:span><text:span text:style-name="T17">вызывается </text:span><text:span text:style-name="T6">процедура</text:span><text:span text:style-name="T17"> включения звукового сигнала. Затем </text:span><text:span text:style-name="T6">процедура</text:span><text:span text:style-name="T17"> задержки и уже потом </text:span><text:span text:style-name="T6">процедура</text:span><text:span text:style-name="T17"> прекращения звукового сигнала. В конце программы выполняется восстановление старого прерывания.</text:span></text:p>
      <text:p text:style-name="P32"><text:span text:style-name="T19">Процедура </text:span><text:span text:style-name="T21">задержки</text:span><text:span text:style-name="T19"> </text:span><text:span text:style-name="T20">работает за счет проверки на каждой итерации, сменилось ли значение секунд в текущий момент. Если секунда прошла, то значение delay уменьшается на 1.</text:span></text:p>
      <text:p text:style-name="P33"><text:span text:style-name="T20">П</text:span><text:span text:style-name="T19">роцедура включения звука задаёт частоту звука передавая в порт 42h значения bx и включая динамик </text:span><text:span text:style-name="T22">изменяя значение крайних двух бит.</text:span></text:p>
      <text:p text:style-name="P18"/>
      <text:h text:style-name="P5" text:outline-level="2"><text:tab/>Вывод.</text:h>
      <text:p text:style-name="P7">Были <text:span text:style-name="T23">разработана программа </text:span><text:span text:style-name="T25">для создания собственного вектора прерывания, которая включает динамик на определённое время.</text:span></text:p>
      <text:p text:style-name="P20"><text:s/></text:p>
      <text:h text:style-name="P3" text:outline-level="1">Тестирование</text:h>
      <text:p text:style-name="P29">При запуске программа издаёт звуковой сигнал по длине равный заданному в программе количеству секунд.</text:p>
      <text:h text:style-name="P2" text:outline-level="1">Приложение <text:span text:style-name="T3">A</text:span><text:line-break/>Исходный код программ</text:h>
      <text:p text:style-name="P23"><text:span text:style-name="T14">Файл </text:span><text:span text:style-name="T7">LAB</text:span><text:span text:style-name="T9">5</text:span><text:span text:style-name="T14">.</text:span><text:span text:style-name="T13">asm</text:span></text:p>
      <text:p text:style-name="P19">data segment</text:p>
      <text:p text:style-name="P19"><text:s text:c="4"/>seconds <text:s/>db 120</text:p>
      <text:p text:style-name="P19"><text:s text:c="4"/>delay <text:s text:c="3"/>db 5 <text:s/>;how many seconds to wait.</text:p>
      <text:p text:style-name="P19"><text:s text:c="4"/></text:p>
      <text:p text:style-name="P19"><text:s text:c="4"/>keep_cs dw 0 ; для хранения сегмента</text:p>
      <text:p text:style-name="P19"><text:s text:c="4"/>keep_ip dw 0 ; и смещения прерывания</text:p>
      <text:p text:style-name="P19">data ends</text:p>
      <text:p text:style-name="P19"/>
      <text:p text:style-name="P19">astack segment stack</text:p>
      <text:p text:style-name="P19"><text:s text:c="4"/>dw 512 dup(0)</text:p>
      <text:p text:style-name="P19">astack ends</text:p>
      <text:p text:style-name="P19"/>
      <text:p text:style-name="P19">code segment</text:p>
      <text:p text:style-name="P19"><text:s text:c="4"/>assume cs:code, ss:astack, ds:data</text:p>
      <text:p text:style-name="P19">beepstart proc near</text:p>
      <text:p text:style-name="P19"><text:tab/>push<text:tab/>ax</text:p>
      <text:p text:style-name="P19"><text:tab/></text:p>
      <text:p text:style-name="P19"><text:tab/>mov <text:s text:c="4"/>al, 10110110b <text:s text:c="3"/>; the magic number (use this binary number only)</text:p>
      <text:p text:style-name="P19"><text:tab/>out <text:s text:c="4"/>43h, al <text:s text:c="9"/>; send it to the initializing port 43h timer 2.</text:p>
      <text:p text:style-name="P19"/>
      <text:p text:style-name="P19"><text:tab/>mov <text:s text:c="4"/>ax, bx</text:p>
      <text:p text:style-name="P19"/>
      <text:p text:style-name="P19"><text:s text:c="2"/>;---------Устанавливаем частоту звука</text:p>
      <text:p text:style-name="P19"><text:tab/>out <text:s text:c="4"/>42h, al <text:s text:c="9"/>; send lsb to port 42h. <text:s/></text:p>
      <text:p text:style-name="P19"><text:tab/>mov <text:s text:c="4"/>al, ah <text:s text:c="10"/>; move msb into al <text:s/></text:p>
      <text:p text:style-name="P19"><text:tab/>out <text:s text:c="4"/>42h, al <text:s text:c="9"/>; send msb to port 42h.</text:p>
      <text:p text:style-name="P19"><text:s text:c="2"/>;---------Устанавливаем частоту звука</text:p>
      <text:p text:style-name="P19"/>
      <text:p text:style-name="P19"><text:s text:c="2"/>;---------Включаем динамик---------</text:p>
      <text:p text:style-name="P19"><text:s text:c="2"/>in <text:s text:c="5"/>al,61h <text:s text:c="9"/>;see value of port 61h</text:p>
      <text:p text:style-name="P19"><text:s text:c="2"/>or <text:s text:c="5"/>al,03h <text:s text:c="9"/>;set bits 0 and 1</text:p>
      <text:p text:style-name="P19"><text:s text:c="2"/>out <text:s text:c="4"/>61h,al <text:s text:c="9"/>;update port 61h</text:p>
      <text:p text:style-name="P19"><text:s text:c="2"/>;---------Включаем динамик---------</text:p>
      <text:p text:style-name="P19"/>
      <text:p text:style-name="P19"><text:tab/>pop<text:tab/>ax</text:p>
      <text:p text:style-name="P19"><text:s text:c="2"/>ret</text:p>
      <text:p text:style-name="P19">beepstart endp</text:p>
      <text:p text:style-name="P19"/>
      <text:p text:style-name="P19">beepend proc near</text:p>
      <text:p text:style-name="P19"><text:tab/>push<text:tab/>ax</text:p>
      <text:p text:style-name="P19"><text:s text:c="2"/></text:p>
      <text:p text:style-name="P19"><text:s text:c="2"/>;---------Выключаем динамик---------</text:p>
      <text:p text:style-name="P19"><text:s text:c="2"/>in <text:s text:c="5"/>al,61h <text:s text:c="9"/>;see value of port 61h</text:p>
      <text:p text:style-name="P19"><text:s text:c="2"/>and <text:s text:c="4"/>al,0fch <text:s text:c="8"/>;reset bits 0 and 1</text:p>
      <text:p text:style-name="P19"><text:s text:c="2"/>out <text:s text:c="4"/>61h,al <text:s text:c="9"/>;update port 61h</text:p>
      <text:p text:style-name="P19"><text:s text:c="2"/>;---------Выключаем динамик---------</text:p>
      <text:p text:style-name="P19"/>
      <text:p text:style-name="P19"><text:tab/>pop<text:tab/>ax</text:p>
      <text:p text:style-name="P19"><text:s text:c="2"/>ret</text:p>
      <text:p text:style-name="P19">beepend endp</text:p>
      <text:p text:style-name="P19"/>
      <text:p text:style-name="P19"><text:soft-page-break/>; delay proc near</text:p>
      <text:p text:style-name="P19">; <text:tab/>push<text:tab/>ax</text:p>
      <text:p text:style-name="P19">; <text:tab/>push <text:tab/>dx</text:p>
      <text:p text:style-name="P19"><text:s text:c="4"/></text:p>
      <text:p text:style-name="P19"/>
      <text:p text:style-name="P19">; <text:tab/>mov <text:tab/>dx,10000 ; <text:s/></text:p>
      <text:p text:style-name="P19">; <text:s text:c="4"/>mov <text:s text:c="4"/>ah,86h <text:s text:c="9"/>;bios delay func <text:s text:c="7"/></text:p>
      <text:p text:style-name="P19">; <text:s text:c="4"/>mov <text:s text:c="4"/>al, 0 <text:s text:c="23"/></text:p>
      <text:p text:style-name="P19">; <text:s text:c="4"/>int <text:s text:c="4"/>15h <text:s text:c="12"/></text:p>
      <text:p text:style-name="P19"/>
      <text:p text:style-name="P19">; <text:tab/>pop<text:tab/>dx</text:p>
      <text:p text:style-name="P19">; <text:tab/>pop<text:tab/>ax</text:p>
      <text:p text:style-name="P19">; <text:s text:c="4"/>ret</text:p>
      <text:p text:style-name="P19">; delay endp</text:p>
      <text:p text:style-name="P19"/>
      <text:p text:style-name="P19">my_delay proc near</text:p>
      <text:p text:style-name="P19">push<text:tab/>ax</text:p>
      <text:p text:style-name="P19">push <text:tab/>dx</text:p>
      <text:p text:style-name="P19">delaying: <text:s text:c="2"/></text:p>
      <text:p text:style-name="P19">;get system time.</text:p>
      <text:p text:style-name="P19"><text:s text:c="2"/>mov <text:s/>ah, 2ch</text:p>
      <text:p text:style-name="P19"><text:s text:c="2"/>int <text:s/>21h ;return seconds in dh.</text:p>
      <text:p text:style-name="P19">;check if one second has passed. </text:p>
      <text:p text:style-name="P19"><text:s text:c="2"/>cmp <text:s/>dh, seconds</text:p>
      <text:p text:style-name="P19"><text:s text:c="2"/>je <text:s text:c="2"/>delaying</text:p>
      <text:p text:style-name="P19">;if no jump, one second has passed. very important : preserve</text:p>
      <text:p text:style-name="P19">;seconds to use them to compare with next seconds. this is how</text:p>
      <text:p text:style-name="P19">;we know one second has passed.</text:p>
      <text:p text:style-name="P19"><text:s text:c="2"/>mov <text:s/>seconds, dh</text:p>
      <text:p text:style-name="P19"><text:s text:c="2"/>dec <text:s/>delay <text:s text:c="2"/></text:p>
      <text:p text:style-name="P19"><text:s text:c="2"/>jnz <text:s/>delaying <text:s/>;if delay is not zero, repeat.</text:p>
      <text:p text:style-name="P19"/>
      <text:p text:style-name="P19">pop<text:tab/>dx</text:p>
      <text:p text:style-name="P19">pop<text:tab/>ax</text:p>
      <text:p text:style-name="P19"/>
      <text:p text:style-name="P19"><text:s text:c="2"/>ret </text:p>
      <text:p text:style-name="P19">my_delay endp</text:p>
      <text:p text:style-name="P19"/>
      <text:p text:style-name="P19">r proc near ; процедура прерывания</text:p>
      <text:p text:style-name="P19"><text:tab/>push bx</text:p>
      <text:p text:style-name="P19"><text:tab/>push cx</text:p>
      <text:p text:style-name="P19"/>
      <text:p text:style-name="P19"><text:tab/>mov bx, 20000<text:tab/><text:tab/>; частота звука</text:p>
      <text:p text:style-name="P19"><text:tab/>call beepstart</text:p>
      <text:p text:style-name="P19"/>
      <text:p text:style-name="P19"><text:tab/>mov delay, ah; время звучания</text:p>
      <text:p text:style-name="P19"><text:tab/>call my_delay</text:p>
      <text:p text:style-name="P19"><text:tab/>call beepend</text:p>
      <text:p text:style-name="P19"/>
      <text:p text:style-name="P19"><text:tab/>pop cx</text:p>
      <text:p text:style-name="P19"><text:tab/>pop bx</text:p>
      <text:p text:style-name="P19"/>
      <text:p text:style-name="P19"><text:tab/>iret;</text:p>
      <text:p text:style-name="P19">r endp</text:p>
      <text:p text:style-name="P19"/>
      <text:p text:style-name="P19">set_int proc near</text:p>
      <text:p text:style-name="P19"><text:s text:c="2"/>mov al,60h;</text:p>
      <text:p text:style-name="P19"><text:s text:c="2"/>mov ah,25h;</text:p>
      <text:p text:style-name="P19"><text:soft-page-break/><text:s text:c="2"/>push ds</text:p>
      <text:p text:style-name="P19"><text:s text:c="2"/>mov dx, offset r</text:p>
      <text:p text:style-name="P19"><text:s text:c="2"/>mov ax, seg r</text:p>
      <text:p text:style-name="P19"><text:s text:c="2"/>mov ds, ax</text:p>
      <text:p text:style-name="P19"><text:s text:c="2"/>mov ax, 2560h</text:p>
      <text:p text:style-name="P19"><text:s text:c="2"/>int 21h</text:p>
      <text:p text:style-name="P19"><text:s text:c="2"/>pop ds</text:p>
      <text:p text:style-name="P19"><text:s text:c="2"/>ret</text:p>
      <text:p text:style-name="P19">set_int endp</text:p>
      <text:p text:style-name="P19"/>
      <text:p text:style-name="P19">main proc far</text:p>
      <text:p text:style-name="P19"><text:s text:c="2"/>mov <text:s/>ax, ds</text:p>
      <text:p text:style-name="P19"><text:s text:c="2"/>mov <text:s/>ds, ax <text:s text:c="4"/>;initialize data segment.</text:p>
      <text:p text:style-name="P19"/>
      <text:p text:style-name="P19">;----------Запоминаем вектор---------</text:p>
      <text:p text:style-name="P19"><text:s text:c="2"/>mov <text:s/>ah, 35h <text:s text:c="2"/>; функция получения вектора</text:p>
      <text:p text:style-name="P19"><text:s text:c="2"/>mov <text:s/>al, 60h <text:s text:c="2"/>; номер вектора</text:p>
      <text:p text:style-name="P19"><text:s text:c="2"/>int <text:s/>21h</text:p>
      <text:p text:style-name="P19"><text:s text:c="2"/>mov <text:s/>keep_ip, bx <text:s/>; запоминание смещения</text:p>
      <text:p text:style-name="P19"><text:s text:c="2"/>mov <text:s/>keep_cs, es <text:s/>; и сегмента</text:p>
      <text:p text:style-name="P19">;----------Запоминаем вектор---------</text:p>
      <text:p text:style-name="P19"/>
      <text:p text:style-name="P19">;---------Устанавливаем свой вектор---------</text:p>
      <text:p text:style-name="P19"><text:s text:c="2"/>call set_int </text:p>
      <text:p text:style-name="P19"><text:s text:c="2"/>mov ah, 5; delay in secodns +- 1 second :c</text:p>
      <text:p text:style-name="P19"><text:s text:c="2"/>int 60h;</text:p>
      <text:p text:style-name="P19">;---------Устанавливаем свой вектор---------</text:p>
      <text:p text:style-name="P19"/>
      <text:p text:style-name="P19">;-----Восстанавливаем вектор прерывания-------</text:p>
      <text:p text:style-name="P19"><text:s text:c="2"/>cli</text:p>
      <text:p text:style-name="P19"><text:s text:c="2"/>push ds</text:p>
      <text:p text:style-name="P19"><text:s text:c="2"/>mov <text:s/>dx, keep_ip</text:p>
      <text:p text:style-name="P19"><text:s text:c="2"/>mov <text:s/>ax, keep_cs</text:p>
      <text:p text:style-name="P19"><text:s text:c="2"/>mov <text:s/>ds, ax</text:p>
      <text:p text:style-name="P19"><text:s text:c="2"/>mov <text:s/>ah, 25h</text:p>
      <text:p text:style-name="P19"><text:s text:c="2"/>mov <text:s/>al, 1ch</text:p>
      <text:p text:style-name="P19"><text:s text:c="2"/>int <text:s/>21h <text:s text:c="9"/>; восстанавливаем вектор</text:p>
      <text:p text:style-name="P19"><text:s text:c="2"/>pop <text:s/>ds</text:p>
      <text:p text:style-name="P19"><text:s text:c="2"/>sti <text:s/></text:p>
      <text:p text:style-name="P19">;-----Восстанавливаем вектор прерывания-------</text:p>
      <text:p text:style-name="P19"/>
      <text:p text:style-name="P19"><text:s text:c="2"/>mov ax, 4c00h<text:tab/>; выход в dos</text:p>
      <text:p text:style-name="P19"><text:s text:c="2"/>int 21h</text:p>
      <text:p text:style-name="P19"/>
      <text:p text:style-name="P19">main endp;</text:p>
      <text:p text:style-name="P19">code ends</text:p>
      <text:p text:style-name="P19">end main</text:p>
      <text:p text:style-name="P19"/>
      <text:p text:style-name="P35"><text:span text:style-name="T14">Файл </text:span><text:span text:style-name="T7">LAB</text:span><text:span text:style-name="T9">5</text:span><text:span text:style-name="T14">.</text:span><text:span text:style-name="T13">lst</text:span></text:p>
      <text:p text:style-name="P37">#Microsoft (R) Macro Assembler Version 5.10 <text:s text:c="17"/>11/30/21 11:56:4</text:p>
      <text:p text:style-name="P37"><text:s text:c="61"/>Page <text:s text:c="4"/>1-1</text:p>
      <text:p text:style-name="P37"/>
      <text:p text:style-name="P37"/>
      <text:p text:style-name="P37"><text:s/>0000<text:tab/><text:tab/><text:tab/><text:tab/>data segment</text:p>
      <text:p text:style-name="P37"><text:s/>0000 <text:s/>78<text:tab/><text:tab/><text:tab/> <text:s text:c="3"/>seconds <text:s/>db 120</text:p>
      <text:p text:style-name="P37"><text:soft-page-break/><text:s/>0001 <text:s/>05<text:tab/><text:tab/><text:tab/> <text:s text:c="3"/>delay <text:s text:c="3"/>db 5 <text:s/>;how many seconds to wait.</text:p>
      <text:p text:style-name="P37"><text:tab/><text:tab/><text:tab/><text:tab/> <text:s text:c="3"/></text:p>
      <text:p text:style-name="P37"><text:s/>0002 <text:s/>0000<text:tab/><text:tab/><text:tab/> <text:s text:c="3"/>keep_cs dw 0 ; <text:s text:c="2"/></text:p>
      <text:p text:style-name="P37"><text:s/>0004 <text:s/>0000<text:tab/><text:tab/><text:tab/> <text:s text:c="3"/>keep_ip dw 0 ; <text:s text:c="2"/></text:p>
      <text:p text:style-name="P37"><text:s/>0006<text:tab/><text:tab/><text:tab/><text:tab/>data ends</text:p>
      <text:p text:style-name="P37"><text:tab/><text:tab/><text:tab/><text:tab/></text:p>
      <text:p text:style-name="P37"><text:s/>0000<text:tab/><text:tab/><text:tab/><text:tab/>astack segment stack</text:p>
      <text:p text:style-name="P37"><text:s/>0000 <text:s/>0200[<text:tab/><text:tab/><text:tab/> <text:s text:c="3"/>dw 512 dup(0)</text:p>
      <text:p text:style-name="P37"><text:tab/> <text:s text:c="2"/>0000<text:tab/><text:tab/><text:tab/></text:p>
      <text:p text:style-name="P37"><text:tab/><text:tab/><text:tab/> ]<text:tab/></text:p>
      <text:p text:style-name="P37"><text:tab/><text:tab/><text:tab/><text:tab/></text:p>
      <text:p text:style-name="P37"><text:s/>0400<text:tab/><text:tab/><text:tab/><text:tab/>astack ends</text:p>
      <text:p text:style-name="P37"><text:tab/><text:tab/><text:tab/><text:tab/></text:p>
      <text:p text:style-name="P37"><text:s/>0000<text:tab/><text:tab/><text:tab/><text:tab/>code segment</text:p>
      <text:p text:style-name="P37"><text:tab/><text:tab/><text:tab/><text:tab/> <text:s text:c="3"/>assume cs:code, ss:astack, ds:data</text:p>
      <text:p text:style-name="P37"><text:s/>0000<text:tab/><text:tab/><text:tab/><text:tab/>beepstart proc near</text:p>
      <text:p text:style-name="P37"><text:s/>0000 <text:s/>50<text:tab/><text:tab/><text:tab/><text:tab/>push<text:tab/>ax</text:p>
      <text:p text:style-name="P37"><text:tab/><text:tab/><text:tab/><text:tab/><text:tab/></text:p>
      <text:p text:style-name="P37"><text:s/>0001 <text:s/>B0 B6<text:tab/><text:tab/><text:tab/><text:tab/>mov <text:s text:c="4"/>al, 10110110b <text:s text:c="3"/>; the magic nu</text:p>
      <text:p text:style-name="P37"><text:tab/><text:tab/><text:tab/><text:tab/>mber (use this binary number only)</text:p>
      <text:p text:style-name="P37"><text:s/>0003 <text:s/>E6 43<text:tab/><text:tab/><text:tab/><text:tab/>out <text:s text:c="4"/>43h, al <text:s text:c="9"/>; send it to t</text:p>
      <text:p text:style-name="P37"><text:tab/><text:tab/><text:tab/><text:tab/>he initializing port 43h timer 2.</text:p>
      <text:p text:style-name="P37"><text:tab/><text:tab/><text:tab/><text:tab/></text:p>
      <text:p text:style-name="P37"><text:s/>0005 <text:s/>8B C3<text:tab/><text:tab/><text:tab/><text:tab/>mov <text:s text:c="4"/>ax, bx</text:p>
      <text:p text:style-name="P37"><text:tab/><text:tab/><text:tab/><text:tab/></text:p>
      <text:p text:style-name="P37"><text:s/>0007 <text:s/>E6 42<text:tab/><text:tab/><text:tab/><text:tab/>out <text:s text:c="4"/>42h, al <text:s text:c="9"/>; send lsb to </text:p>
      <text:p text:style-name="P37"><text:tab/><text:tab/><text:tab/><text:tab/>port 42h.</text:p>
      <text:p text:style-name="P37"><text:s/>0009 <text:s/>8A C4<text:tab/><text:tab/><text:tab/><text:tab/>mov <text:s text:c="4"/>al, ah <text:s text:c="10"/>; move msb int</text:p>
      <text:p text:style-name="P37"><text:tab/><text:tab/><text:tab/><text:tab/>o al <text:s/></text:p>
      <text:p text:style-name="P37"><text:s/>000B <text:s/>E6 42<text:tab/><text:tab/><text:tab/><text:tab/>out <text:s text:c="4"/>42h, al <text:s text:c="9"/>; send msb to </text:p>
      <text:p text:style-name="P37"><text:tab/><text:tab/><text:tab/><text:tab/>port 42h.</text:p>
      <text:p text:style-name="P37"><text:tab/><text:tab/><text:tab/><text:tab/></text:p>
      <text:p text:style-name="P37"><text:s/>000D <text:s/>E4 61<text:tab/><text:tab/><text:tab/> <text:s/>in <text:s text:c="5"/>al,61h <text:s text:c="9"/>;see value of port 61</text:p>
      <text:p text:style-name="P37"><text:tab/><text:tab/><text:tab/><text:tab/>h</text:p>
      <text:p text:style-name="P37"><text:s/>000F <text:s/>0C 03<text:tab/><text:tab/><text:tab/> <text:s/>or <text:s text:c="5"/>al,03h <text:s text:c="9"/>;set bits 0 and 1</text:p>
      <text:p text:style-name="P37"><text:s/>0011 <text:s/>E6 61<text:tab/><text:tab/><text:tab/> <text:s/>out <text:s text:c="4"/>61h,al <text:s text:c="9"/>;update port 61h</text:p>
      <text:p text:style-name="P37"><text:tab/><text:tab/><text:tab/><text:tab/><text:tab/></text:p>
      <text:p text:style-name="P37"><text:s/>0013 <text:s/>58<text:tab/><text:tab/><text:tab/><text:tab/>pop<text:tab/>ax</text:p>
      <text:p text:style-name="P37"><text:s/>0014 <text:s/>C3<text:tab/><text:tab/><text:tab/> <text:s text:c="7"/>ret</text:p>
      <text:p text:style-name="P37"><text:s/>0015<text:tab/><text:tab/><text:tab/><text:tab/>beepstart endp</text:p>
      <text:p text:style-name="P37"><text:tab/><text:tab/><text:tab/><text:tab/></text:p>
      <text:p text:style-name="P37"><text:s/>0015<text:tab/><text:tab/><text:tab/><text:tab/>beepend proc near</text:p>
      <text:p text:style-name="P37"><text:s/>0015 <text:s/>50<text:tab/><text:tab/><text:tab/><text:tab/>push<text:tab/>ax</text:p>
      <text:p text:style-name="P37"><text:s/>0016 <text:s/>E4 61<text:tab/><text:tab/><text:tab/> <text:s/>in <text:s text:c="5"/>al,61h <text:s text:c="9"/>;see value of port 61</text:p>
      <text:p text:style-name="P37"><text:tab/><text:tab/><text:tab/><text:tab/>h</text:p>
      <text:p text:style-name="P37"><text:s/>0018 <text:s/>24 FC<text:tab/><text:tab/><text:tab/> <text:s/>and <text:s text:c="4"/>al,0fch <text:s text:c="8"/>;reset bits 0 and 1</text:p>
      <text:p text:style-name="P37"><text:s/>001A <text:s/>E6 61<text:tab/><text:tab/><text:tab/> <text:s/>out <text:s text:c="4"/>61h,al <text:s text:c="9"/>;update port 61h</text:p>
      <text:p text:style-name="P37"><text:soft-page-break/><text:s/>001C <text:s/>58<text:tab/><text:tab/><text:tab/><text:tab/>pop<text:tab/>ax</text:p>
      <text:p text:style-name="P37"><text:s/>001D <text:s/>C3<text:tab/><text:tab/><text:tab/> <text:s text:c="7"/>ret</text:p>
      <text:p text:style-name="P37"><text:s/>001E<text:tab/><text:tab/><text:tab/><text:tab/>beepend endp</text:p>
      <text:p text:style-name="P37"><text:tab/><text:tab/><text:tab/><text:tab/></text:p>
      <text:p text:style-name="P37"><text:tab/><text:tab/><text:tab/><text:tab/>; delay proc near</text:p>
      <text:p text:style-name="P37">#Microsoft (R) Macro Assembler Version 5.10 <text:s text:c="17"/>11/30/21 11:56:4</text:p>
      <text:p text:style-name="P37"><text:s text:c="61"/>Page <text:s text:c="4"/>1-2</text:p>
      <text:p text:style-name="P37"/>
      <text:p text:style-name="P37"/>
      <text:p text:style-name="P37"><text:tab/><text:tab/><text:tab/><text:tab/>; <text:tab/>push<text:tab/>ax</text:p>
      <text:p text:style-name="P37"><text:tab/><text:tab/><text:tab/><text:tab/>; <text:tab/>push <text:tab/>dx</text:p>
      <text:p text:style-name="P37"><text:tab/><text:tab/><text:tab/><text:tab/> <text:s text:c="3"/></text:p>
      <text:p text:style-name="P37"><text:tab/><text:tab/><text:tab/><text:tab/></text:p>
      <text:p text:style-name="P37"><text:tab/><text:tab/><text:tab/><text:tab/>; <text:tab/>mov <text:tab/>dx,10000 ; <text:s/></text:p>
      <text:p text:style-name="P37"><text:tab/><text:tab/><text:tab/><text:tab/>; <text:s text:c="4"/>mov <text:s text:c="4"/>ah,86h <text:s text:c="9"/>;bios delay func </text:p>
      <text:p text:style-name="P37"><text:tab/><text:tab/><text:tab/><text:tab/> <text:s text:c="6"/></text:p>
      <text:p text:style-name="P37"><text:tab/><text:tab/><text:tab/><text:tab/>; <text:s text:c="4"/>mov <text:s text:c="4"/>al, 0 <text:s text:c="23"/></text:p>
      <text:p text:style-name="P37"><text:tab/><text:tab/><text:tab/><text:tab/>; <text:s text:c="4"/>int <text:s text:c="4"/>15h <text:s text:c="12"/></text:p>
      <text:p text:style-name="P37"><text:tab/><text:tab/><text:tab/><text:tab/></text:p>
      <text:p text:style-name="P37"><text:tab/><text:tab/><text:tab/><text:tab/>; <text:tab/>pop<text:tab/>dx</text:p>
      <text:p text:style-name="P37"><text:tab/><text:tab/><text:tab/><text:tab/>; <text:tab/>pop<text:tab/>ax</text:p>
      <text:p text:style-name="P37"><text:tab/><text:tab/><text:tab/><text:tab/>; <text:s text:c="4"/>ret</text:p>
      <text:p text:style-name="P37"><text:tab/><text:tab/><text:tab/><text:tab/>; delay endp</text:p>
      <text:p text:style-name="P37"><text:tab/><text:tab/><text:tab/><text:tab/></text:p>
      <text:p text:style-name="P37"><text:s/>001E<text:tab/><text:tab/><text:tab/><text:tab/>my_delay proc near</text:p>
      <text:p text:style-name="P37"><text:s/>001E <text:s/>50<text:tab/><text:tab/><text:tab/>push<text:tab/>ax</text:p>
      <text:p text:style-name="P37"><text:s/>001F <text:s/>52<text:tab/><text:tab/><text:tab/>push <text:tab/>dx</text:p>
      <text:p text:style-name="P37"><text:s/>0020<text:tab/><text:tab/><text:tab/><text:tab/>delaying: <text:s text:c="2"/></text:p>
      <text:p text:style-name="P37"><text:tab/><text:tab/><text:tab/><text:tab/>;get system time.</text:p>
      <text:p text:style-name="P37"><text:s/>0020 <text:s/>B4 2C<text:tab/><text:tab/><text:tab/> <text:s/>mov <text:s/>ah, 2ch</text:p>
      <text:p text:style-name="P37"><text:s/>0022 <text:s/>CD 21<text:tab/><text:tab/><text:tab/> <text:s/>int <text:s/>21h ;return seconds in dh.</text:p>
      <text:p text:style-name="P37"><text:tab/><text:tab/><text:tab/><text:tab/>;check if one second has passed. </text:p>
      <text:p text:style-name="P37"><text:s/>0024 <text:s/>3A 36 0000 R<text:tab/><text:tab/> <text:s/>cmp <text:s/>dh, seconds</text:p>
      <text:p text:style-name="P37"><text:s/>0028 <text:s/>74 F6<text:tab/><text:tab/><text:tab/> <text:s/>je <text:s text:c="2"/>delaying</text:p>
      <text:p text:style-name="P37"><text:tab/><text:tab/><text:tab/><text:tab/>;if no jump, one second has passed. very import</text:p>
      <text:p text:style-name="P37"><text:tab/><text:tab/><text:tab/><text:tab/>ant : preserve</text:p>
      <text:p text:style-name="P37"><text:tab/><text:tab/><text:tab/><text:tab/>;seconds to use them to compare with next secon</text:p>
      <text:p text:style-name="P37"><text:tab/><text:tab/><text:tab/><text:tab/>ds. this is how</text:p>
      <text:p text:style-name="P37"><text:tab/><text:tab/><text:tab/><text:tab/>;we know one second has passed.</text:p>
      <text:p text:style-name="P37"><text:s/>002A <text:s/>88 36 0000 R<text:tab/><text:tab/> <text:s/>mov <text:s/>seconds, dh</text:p>
      <text:p text:style-name="P37"><text:s/>002E <text:s/>FE 0E 0001 R<text:tab/><text:tab/> <text:s/>dec <text:s/>delay <text:s text:c="2"/></text:p>
      <text:p text:style-name="P37"><text:s/>0032 <text:s/>75 EC<text:tab/><text:tab/><text:tab/> <text:s/>jnz <text:s/>delaying <text:s/>;if delay is not zero, repeat.</text:p>
      <text:p text:style-name="P37"><text:tab/><text:tab/><text:tab/><text:tab/></text:p>
      <text:p text:style-name="P37"><text:s/>0034 <text:s/>5A<text:tab/><text:tab/><text:tab/>pop<text:tab/>dx</text:p>
      <text:p text:style-name="P37"><text:s/>0035 <text:s/>58<text:tab/><text:tab/><text:tab/>pop<text:tab/>ax</text:p>
      <text:p text:style-name="P37"><text:tab/><text:tab/><text:tab/><text:tab/></text:p>
      <text:p text:style-name="P37"><text:s/>0036 <text:s/>C3<text:tab/><text:tab/><text:tab/> <text:s/>ret </text:p>
      <text:p text:style-name="P37"><text:s/>0037<text:tab/><text:tab/><text:tab/><text:tab/>my_delay endp</text:p>
      <text:p text:style-name="P37"><text:tab/><text:tab/><text:tab/><text:tab/></text:p>
      <text:p text:style-name="P37"><text:s/>0037<text:tab/><text:tab/><text:tab/><text:tab/>r proc near ; <text:s/></text:p>
      <text:p text:style-name="P37"><text:s/>0037 <text:s/>53<text:tab/><text:tab/><text:tab/><text:tab/>push bx</text:p>
      <text:p text:style-name="P37"><text:s/>0038 <text:s/>51<text:tab/><text:tab/><text:tab/><text:tab/>push cx</text:p>
      <text:p text:style-name="P37"><text:tab/><text:tab/><text:tab/><text:tab/></text:p>
      <text:p text:style-name="P37"><text:soft-page-break/><text:s/>0039 <text:s/>BB 4E20<text:tab/><text:tab/><text:tab/><text:tab/>mov bx, 20000<text:tab/><text:tab/>; <text:s/></text:p>
      <text:p text:style-name="P37"><text:s/>003C <text:s/>E8 0000 R<text:tab/><text:tab/><text:tab/>call beepstart</text:p>
      <text:p text:style-name="P37"><text:tab/><text:tab/><text:tab/><text:tab/></text:p>
      <text:p text:style-name="P37"><text:s/>003F <text:s/>88 26 0001 R<text:tab/><text:tab/><text:tab/>mov delay, ah; <text:s/></text:p>
      <text:p text:style-name="P37"><text:s/>0043 <text:s/>E8 001E R<text:tab/><text:tab/><text:tab/>call my_delay</text:p>
      <text:p text:style-name="P37"><text:s/>0046 <text:s/>E8 0015 R<text:tab/><text:tab/><text:tab/>call beepend</text:p>
      <text:p text:style-name="P37"><text:tab/><text:tab/><text:tab/><text:tab/></text:p>
      <text:p text:style-name="P37"><text:s/>0049 <text:s/>59<text:tab/><text:tab/><text:tab/><text:tab/>pop cx</text:p>
      <text:p text:style-name="P37"><text:s/>004A <text:s/>5B<text:tab/><text:tab/><text:tab/><text:tab/>pop bx</text:p>
      <text:p text:style-name="P37"><text:tab/><text:tab/><text:tab/><text:tab/></text:p>
      <text:p text:style-name="P37">#Microsoft (R) Macro Assembler Version 5.10 <text:s text:c="17"/>11/30/21 11:56:4</text:p>
      <text:p text:style-name="P37"><text:s text:c="61"/>Page <text:s text:c="4"/>1-3</text:p>
      <text:p text:style-name="P37"/>
      <text:p text:style-name="P37"/>
      <text:p text:style-name="P37"><text:s/>004B <text:s/>CF<text:tab/><text:tab/><text:tab/><text:tab/>iret;</text:p>
      <text:p text:style-name="P37"><text:s/>004C<text:tab/><text:tab/><text:tab/><text:tab/>r endp</text:p>
      <text:p text:style-name="P37"><text:tab/><text:tab/><text:tab/><text:tab/></text:p>
      <text:p text:style-name="P37"><text:s/>004C<text:tab/><text:tab/><text:tab/><text:tab/>set_int proc near</text:p>
      <text:p text:style-name="P37"><text:s/>004C <text:s/>B0 60<text:tab/><text:tab/><text:tab/> <text:s text:c="3"/>mov al,60h;</text:p>
      <text:p text:style-name="P37"><text:s/>004E <text:s/>B4 25<text:tab/><text:tab/><text:tab/> <text:s text:c="3"/>mov ah,25h;</text:p>
      <text:p text:style-name="P37"><text:s/>0050 <text:s/>1E<text:tab/><text:tab/><text:tab/> <text:s text:c="3"/>push ds</text:p>
      <text:p text:style-name="P37"><text:s/>0051 <text:s/>BA 0037 R<text:tab/><text:tab/> <text:s text:c="3"/>mov dx, offset r</text:p>
      <text:p text:style-name="P37"><text:s/>0054 <text:s/>B8 ---- R<text:tab/><text:tab/> <text:s text:c="3"/>mov ax, seg r</text:p>
      <text:p text:style-name="P37"><text:s/>0057 <text:s/>8E D8<text:tab/><text:tab/><text:tab/> <text:s text:c="3"/>mov ds, ax</text:p>
      <text:p text:style-name="P37"><text:s/>0059 <text:s/>B8 2560<text:tab/><text:tab/><text:tab/> <text:s text:c="3"/>mov ax, 2560h</text:p>
      <text:p text:style-name="P37"><text:s/>005C <text:s/>CD 21<text:tab/><text:tab/><text:tab/> <text:s text:c="3"/>int 21h</text:p>
      <text:p text:style-name="P37"><text:s/>005E <text:s/>1F<text:tab/><text:tab/><text:tab/> <text:s text:c="3"/>pop ds</text:p>
      <text:p text:style-name="P37"><text:s/>005F <text:s/>C3<text:tab/><text:tab/><text:tab/> <text:s text:c="3"/>ret</text:p>
      <text:p text:style-name="P37"><text:s/>0060<text:tab/><text:tab/><text:tab/><text:tab/>set_int endp</text:p>
      <text:p text:style-name="P37"><text:tab/><text:tab/><text:tab/><text:tab/></text:p>
      <text:p text:style-name="P37"><text:s/>0060<text:tab/><text:tab/><text:tab/><text:tab/>main proc far</text:p>
      <text:p text:style-name="P37"><text:s/>0060 <text:s/>8C D8<text:tab/><text:tab/><text:tab/> <text:s text:c="3"/>mov <text:s/>ax, ds</text:p>
      <text:p text:style-name="P37"><text:s/>0062 <text:s/>8E D8<text:tab/><text:tab/><text:tab/> <text:s text:c="3"/>mov <text:s/>ds, ax <text:s text:c="4"/>;initialize data segment.</text:p>
      <text:p text:style-name="P37"><text:tab/><text:tab/><text:tab/><text:tab/></text:p>
      <text:p text:style-name="P37"><text:tab/><text:tab/><text:tab/><text:tab/>;---------- <text:s/>---------</text:p>
      <text:p text:style-name="P37"><text:s/>0064 <text:s/>B4 35<text:tab/><text:tab/><text:tab/> <text:s text:c="3"/>mov <text:s/>ah, 35h <text:s text:c="2"/>; <text:s text:c="2"/></text:p>
      <text:p text:style-name="P37"><text:s/>0066 <text:s/>B0 1C<text:tab/><text:tab/><text:tab/> <text:s text:c="3"/>mov <text:s/>al, 1ch <text:s text:c="2"/>; <text:s/></text:p>
      <text:p text:style-name="P37"><text:s/>0068 <text:s/>CD 21<text:tab/><text:tab/><text:tab/> <text:s text:c="3"/>int <text:s/>21h</text:p>
      <text:p text:style-name="P37"><text:s/>006A <text:s/>89 1E 0004 R<text:tab/><text:tab/> <text:s text:c="3"/>mov <text:s/>keep_ip, bx <text:s/>; <text:s/></text:p>
      <text:p text:style-name="P37"><text:s/>006E <text:s/>8C 06 0002 R<text:tab/><text:tab/> <text:s text:c="3"/>mov <text:s/>keep_cs, es <text:s/>; <text:s/></text:p>
      <text:p text:style-name="P37"><text:tab/><text:tab/><text:tab/><text:tab/>;---------- ---------</text:p>
      <text:p text:style-name="P37"><text:tab/><text:tab/><text:tab/><text:tab/></text:p>
      <text:p text:style-name="P37"><text:tab/><text:tab/><text:tab/><text:tab/>;--------- <text:s/>---------</text:p>
      <text:p text:style-name="P37"><text:s/>0072 <text:s/>E8 004C R<text:tab/><text:tab/> <text:s text:c="3"/>call set_int </text:p>
      <text:p text:style-name="P37"><text:s/>0075 <text:s/>B4 05<text:tab/><text:tab/><text:tab/> <text:s text:c="3"/>mov ah, 5; delay in secodns +- 1 second :c</text:p>
      <text:p text:style-name="P37"><text:s/>0077 <text:s/>CD 60<text:tab/><text:tab/><text:tab/><text:tab/> <text:s/>int 60h;</text:p>
      <text:p text:style-name="P37"><text:tab/><text:tab/><text:tab/><text:tab/>;--------- <text:s/>---------</text:p>
      <text:p text:style-name="P37"><text:tab/><text:tab/><text:tab/><text:tab/></text:p>
      <text:p text:style-name="P37"><text:tab/><text:tab/><text:tab/><text:tab/>;----- <text:s/>-------</text:p>
      <text:p text:style-name="P37"><text:s/>0079 <text:s/>FA<text:tab/><text:tab/><text:tab/> <text:s text:c="3"/>cli</text:p>
      <text:p text:style-name="P37"><text:s/>007A <text:s/>1E<text:tab/><text:tab/><text:tab/> <text:s text:c="3"/>push ds</text:p>
      <text:p text:style-name="P37"><text:s/>007B <text:s/>8B 16 0004 R<text:tab/><text:tab/> <text:s text:c="3"/>mov <text:s/>dx, keep_ip</text:p>
      <text:p text:style-name="P37"><text:s/>007F <text:s/>A1 0002 R<text:tab/><text:tab/> <text:s text:c="3"/>mov <text:s/>ax, keep_cs</text:p>
      <text:p text:style-name="P37"><text:s/>0082 <text:s/>8E D8<text:tab/><text:tab/><text:tab/> <text:s text:c="3"/>mov <text:s/>ds, ax</text:p>
      <text:p text:style-name="P37"><text:soft-page-break/><text:s/>0084 <text:s/>B4 25<text:tab/><text:tab/><text:tab/> <text:s text:c="3"/>mov <text:s/>ah, 25h</text:p>
      <text:p text:style-name="P37"><text:s/>0086 <text:s/>B0 1C<text:tab/><text:tab/><text:tab/> <text:s text:c="3"/>mov <text:s/>al, 1ch</text:p>
      <text:p text:style-name="P37"><text:s/>0088 <text:s/>CD 21<text:tab/><text:tab/><text:tab/> <text:s text:c="3"/>int <text:s/>21h <text:s text:c="9"/>; <text:s/></text:p>
      <text:p text:style-name="P37"><text:s/>008A <text:s/>1F<text:tab/><text:tab/><text:tab/> <text:s text:c="3"/>pop <text:s/>ds</text:p>
      <text:p text:style-name="P37"><text:s/>008B <text:s/>FB<text:tab/><text:tab/><text:tab/> <text:s text:c="3"/>sti <text:s/></text:p>
      <text:p text:style-name="P37"><text:tab/><text:tab/><text:tab/><text:tab/>;----- <text:s/>-------</text:p>
      <text:p text:style-name="P37"><text:tab/><text:tab/><text:tab/><text:tab/></text:p>
      <text:p text:style-name="P37"><text:s/>008C <text:s/>B8 4C00<text:tab/><text:tab/><text:tab/> <text:s text:c="3"/>mov ax, 4c00h<text:tab/>; <text:s text:c="2"/>dos</text:p>
      <text:p text:style-name="P37"><text:s/>008F <text:s/>CD 21<text:tab/><text:tab/><text:tab/> <text:s text:c="3"/>int 21h</text:p>
      <text:p text:style-name="P37"><text:tab/><text:tab/><text:tab/><text:tab/></text:p>
      <text:p text:style-name="P37"><text:s/>0091<text:tab/><text:tab/><text:tab/><text:tab/>main endp;</text:p>
      <text:p text:style-name="P37"><text:s/>0091<text:tab/><text:tab/><text:tab/><text:tab/>code ends</text:p>
      <text:p text:style-name="P37"><text:tab/><text:tab/><text:tab/><text:tab/> <text:s text:c="4"/>end main</text:p>
      <text:p text:style-name="P37">#Microsoft (R) Macro Assembler Version 5.10 <text:s text:c="17"/>11/30/21 11:56:4</text:p>
      <text:p text:style-name="P37"><text:s text:c="61"/>Symbols-1</text:p>
      <text:p text:style-name="P37"/>
      <text:p text:style-name="P37"/>
      <text:p text:style-name="P37">Segments and Groups:</text:p>
      <text:p text:style-name="P37"/>
      <text:p text:style-name="P37"><text:s text:c="16"/>N a m e <text:s text:c="8"/><text:tab/>Length<text:tab/> Align<text:tab/>Combine Class</text:p>
      <text:p text:style-name="P37"/>
      <text:p text:style-name="P37">ASTACK . . . . . . . . . . . . . <text:s/><text:tab/>0400<text:tab/>PARA<text:tab/>STACK<text:tab/></text:p>
      <text:p text:style-name="P37">CODE . . . . . . . . . . . . . . <text:s/><text:tab/>0091<text:tab/>PARA<text:tab/>NONE<text:tab/></text:p>
      <text:p text:style-name="P37">DATA . . . . . . . . . . . . . . <text:s/><text:tab/>0006<text:tab/>PARA<text:tab/>NONE<text:tab/></text:p>
      <text:p text:style-name="P37"/>
      <text:p text:style-name="P37">Symbols: <text:s text:c="11"/></text:p>
      <text:p text:style-name="P37"/>
      <text:p text:style-name="P37"><text:s text:c="16"/>N a m e <text:s text:c="8"/><text:tab/>Type<text:tab/> Value<text:tab/> Attr</text:p>
      <text:p text:style-name="P37"/>
      <text:p text:style-name="P37">BEEPEND <text:s/>. . . . . . . . . . . . <text:s/><text:tab/>N PROC<text:tab/>0015<text:tab/>CODE<text:tab/>Length = 0009</text:p>
      <text:p text:style-name="P37">BEEPSTART <text:s/>. . . . . . . . . . . <text:s/><text:tab/>N PROC<text:tab/>0000<text:tab/>CODE<text:tab/>Length = 0015</text:p>
      <text:p text:style-name="P37"/>
      <text:p text:style-name="P37">DELAY <text:s/>. . . . . . . . . . . . . <text:s/><text:tab/>L BYTE<text:tab/>0001<text:tab/>DATA</text:p>
      <text:p text:style-name="P37">DELAYING . . . . . . . . . . . . <text:s/><text:tab/>L NEAR<text:tab/>0020<text:tab/>CODE</text:p>
      <text:p text:style-name="P37"/>
      <text:p text:style-name="P37">KEEP_CS <text:s/>. . . . . . . . . . . . <text:s/><text:tab/>L WORD<text:tab/>0002<text:tab/>DATA</text:p>
      <text:p text:style-name="P37">KEEP_IP <text:s/>. . . . . . . . . . . . <text:s/><text:tab/>L WORD<text:tab/>0004<text:tab/>DATA</text:p>
      <text:p text:style-name="P37"/>
      <text:p text:style-name="P37">MAIN . . . . . . . . . . . . . . <text:s/><text:tab/>F PROC<text:tab/>0060<text:tab/>CODE<text:tab/>Length = 0031</text:p>
      <text:p text:style-name="P37">MY_DELAY . . . . . . . . . . . . <text:s/><text:tab/>N PROC<text:tab/>001E<text:tab/>CODE<text:tab/>Length = 0019</text:p>
      <text:p text:style-name="P37"/>
      <text:p text:style-name="P37">R <text:s/>. . . . . . . . . . . . . . . <text:s/><text:tab/>N PROC<text:tab/>0037<text:tab/>CODE<text:tab/>Length = 0015</text:p>
      <text:p text:style-name="P37"/>
      <text:p text:style-name="P37">SECONDS <text:s/>. . . . . . . . . . . . <text:s/><text:tab/>L BYTE<text:tab/>0000<text:tab/>DATA</text:p>
      <text:p text:style-name="P37">SET_INT <text:s/>. . . . . . . . . . . . <text:s/><text:tab/>N PROC<text:tab/>004C<text:tab/>CODE<text:tab/>Length = 0014</text:p>
      <text:p text:style-name="P37"/>
      <text:p text:style-name="P37">@CPU . . . . . . . . . . . . . . <text:s/><text:tab/>TEXT <text:s/>0101h<text:tab/><text:tab/></text:p>
      <text:p text:style-name="P37">@FILENAME <text:s/>. . . . . . . . . . . <text:s/><text:tab/>TEXT <text:s/>PROG5<text:tab/><text:tab/></text:p>
      <text:p text:style-name="P37">@VERSION . . . . . . . . . . . . <text:s/><text:tab/>TEXT <text:s/>510<text:tab/><text:tab/></text:p>
      <text:p text:style-name="P37"/>
      <text:p text:style-name="P37"><text:soft-page-break/></text:p>
      <text:p text:style-name="P37"><text:s text:c="4"/>148 Source <text:s/>Lines</text:p>
      <text:p text:style-name="P37"><text:s text:c="4"/>148 Total <text:s text:c="2"/>Lines</text:p>
      <text:p text:style-name="P37"><text:s text:c="5"/>19 Symbols</text:p>
      <text:p text:style-name="P37"/>
      <text:p text:style-name="P37"><text:s text:c="2"/>48014 + 457196 Bytes symbol space free</text:p>
      <text:p text:style-name="P37"/>
      <text:p text:style-name="P37"><text:s text:c="6"/>0 Warning Errors</text:p>
      <text:p text:style-name="P37"><text:s text:c="6"/>0 Severe <text:s/>Errors</text:p>
      <text:p text:style-name="P36"><text:span text:style-name="T1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2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ru" fo:country="RU" style:letter-kerning="true" style:font-name-asian="NSimSun" style:font-size-asian="10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next-style-name="Text_20_body" style:default-outline-level="" style:class="text">
      <style:paragraph-properties fo:margin-top="0.1665in" fo:margin-bottom="0.0835in" loext:contextual-spacing="false" fo:text-align="start" style:justify-single-word="false" fo:orphans="0" fo:widows="0" fo:keep-with-next="always" style:writing-mode="lr-tb"/>
      <style:text-properties style:use-window-font-color="true" style:font-name="Liberation Sans" fo:font-family="'Liberation Sans'" style:font-family-generic="roman" style:font-pitch="variable" fo:font-size="12pt" fo:language="ru" fo:country="RU" style:letter-kerning="true" style:font-name-asian="Microsoft YaHei" style:font-family-asian="'Microsoft YaHei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default-outline-level="" style:class="list">
      <style:paragraph-properties fo:margin-top="0in" fo:margin-bottom="0in" loext:contextual-spacing="false" fo:text-align="start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default-outline-level="" style:class="index">
      <style:paragraph-properties fo:margin-top="0in" fo:margin-bottom="0in" loext:contextual-spacing="false" fo:text-align="start" style:justify-single-word="false" fo:orphans="0" fo:widows="0" text:number-lines="false" text:line-number="0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text-transform="uppercase" style:font-name="Times New Roman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in" fo:margin-bottom="0in" loext:contextual-spacing="false"/>
      <style:text-properties style:font-name="Times New Roman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in" fo:margin-bottom="0in" loext:contextual-spacing="false"/>
      <style:text-properties style:font-name="Times New Roman" fo:font-family="'Times New Roman'" style:font-family-generic="swiss" style:font-pitch="variable" fo:font-style="italic" fo:font-weight="bold" style:font-name-asian="Times New Roman3" style:font-family-asian="'Times New Roman'" style:font-family-generic-asian="system" style:font-pitch-asian="variable" style:font-style-asian="italic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Standard_20__28_user_29_" style:display-name="Standard (user)" style:family="paragraph" style:default-outline-level=""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4925in" style:auto-text-indent="false" style:writing-mode="lr-tb"/>
      <style:text-properties style:use-window-font-color="true" style:font-name="Times New Roman1" fo:font-family="'Times New Roman'" style:font-family-generic="roman" style:font-pitch="variable" fo:font-size="14pt" fo:language="ru" fo:country="RU" style:letter-kerning="true" style:font-name-asian="Times New Roman3" style:font-family-asian="'Times New Roman'" style:font-family-generic-asian="system" style:font-pitch-asian="variable" style:font-size-asian="14pt" style:language-asian="zh" style:country-asian="CN" style:font-name-complex="Times New Roman3" style:font-family-complex="'Times New Roman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_20__28_user_29_" style:default-outline-level=""/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Document_20_Map" style:display-name="Document Map" style:family="paragraph" style:default-outline-level="">
      <style:paragraph-properties fo:margin-top="0in" fo:margin-bottom="0in" loext:contextual-spacing="false" fo:text-align="start" style:justify-single-word="false" fo:orphans="2" fo:widows="2" style:vertical-align="auto" style:writing-mode="lr-tb"/>
      <style:text-properties style:use-window-font-color="true" style:font-name="Calibri" fo:font-family="Calibri" style:font-family-generic="roman" style:font-pitch="variable" fo:font-size="10pt" fo:language="ru" fo:country="RU" style:letter-kerning="true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_20__28_user_29_" style:default-outline-level="">
      <style:paragraph-properties fo:line-height="130%" style:vertical-align="auto">
        <style:tab-stops>
          <style:tab-stop style:position="0.4925in"/>
        </style:tab-stops>
      </style:paragraph-properties>
      <style:text-properties style:language-asian="ru" style:country-asian="RU" style:language-complex="ar" style:country-complex="SA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Листинг" style:family="paragraph" style:parent-style-name="Standard_20__28_user_29_" style:default-outline-level="">
      <style:paragraph-properties fo:line-height="100%"/>
      <style:text-properties style:font-name="Courier New" fo:font-family="'Courier New'" style:font-family-generic="roman" style:font-pitch="variable" fo:font-size="11pt" style:font-name-asian="Courier New1" style:font-family-asian="'Courier New'" style:font-family-generic-asian="system" style:font-pitch-asian="variable" style:font-size-asian="11pt" style:font-name-complex="Courier New1" style:font-family-complex="'Courier New'" style:font-family-generic-complex="system" style:font-pitch-complex="variable"/>
    </style:style>
    <style:style style:name="Сетка_20_таблицы1" style:display-name="Сетка таблицы1" style:family="paragraph" style:parent-style-name="Document_20_Map" style:default-outline-level="">
      <style:text-properties style:language-asian="en" style:country-asian="US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font-size="14pt" fo:font-style="normal" style:font-size-asian="14pt" style:font-style-asian="normal"/>
    </style:style>
    <style:style style:name="Table_20_of_20_Figures" style:display-name="Table of Figures" style:family="paragraph" style:parent-style-name="caption" style:default-outline-level="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_20__28_user_29_" style:default-outline-level="" style:class="extra"/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9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size-complex="8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1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/>
    </style:style>
    <style:style style:name="Book_20_Title" style:display-name="Book Title" style:family="text">
      <style:text-properties fo:font-variant="small-caps" fo:letter-spacing="0.0035in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1" fo:font-family="'Times New Roman'" style:font-family-generic="roman" style:font-pitch="variable" fo:font-size="14pt" style:font-name-asian="Times New Roman3" style:font-family-asian="'Times New Roman'" style:font-family-generic-asian="system" style:font-pitch-asian="variable" style:font-size-asian="14pt" style:font-name-complex="Times New Roman3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3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9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9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size-complex="8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5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12:51:00</meta:creation-date>
    <meta:initial-creator>Евгений Хотяков</meta:initial-creator>
    <dc:language>ru-RU</dc:language>
    <dc:date>2021-11-30T13:40:26.544889586</dc:date>
    <meta:editing-cycles>15</meta:editing-cycles>
    <meta:editing-duration>PT42M21S</meta:editing-duration>
    <meta:generator>LibreOffice/6.4.7.2$Linux_X86_64 LibreOffice_project/40$Build-2</meta:generator>
    <meta:document-statistic meta:table-count="1" meta:image-count="0" meta:object-count="0" meta:page-count="11" meta:paragraph-count="358" meta:word-count="1754" meta:character-count="10567" meta:non-whitespace-character-count="701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